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5000b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cc66ff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000066"/>
    </style:style>
    <style:style style:name="ce13" style:family="table-cell" style:parent-style-name="Default">
      <style:table-cell-properties fo:background-color="#66ffff"/>
    </style:style>
  </office:automatic-styles>
  <office:body>
    <office:spreadsheet>
      <table:table table:name="Data on Rows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ats</text:p>
          </table:table-cell>
          <table:table-cell office:value-type="string">
            <text:p>Cows</text:p>
          </table:table-cell>
          <table:table-cell office:value-type="string">
            <text:p>Bird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</table:table-row>
      </table:table>
      <table:table table:name="Data on Cols" table:style-name="ta1" table:print="false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Cat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w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irds</text:p>
          </table:table-cell>
          <table:table-cell office:value-type="float" office:value="12">
            <text:p>12</text:p>
          </table:table-cell>
        </table:table-row>
      </table:table>
      <table:table table:name="Multi Dim 1" table:style-name="ta1" table:print="false">
        <table:table-column table:style-name="co1" table:number-columns-repeated="1023" table:default-cell-style-name="Default"/>
        <table:table-row table:style-name="ro1">
          <table:table-cell table:style-name="ce3" table:number-columns-repeated="1023"/>
        </table:table-row>
        <table:table-row table:style-name="ro1">
          <table:table-cell table:style-name="ce3"/>
          <table:table-cell table:style-name="ce5" office:value-type="string">
            <text:p>Cats</text:p>
          </table:table-cell>
          <table:table-cell table:style-name="ce7" office:value-type="string">
            <text:p>Cows</text:p>
          </table:table-cell>
          <table:table-cell table:style-name="ce8" office:value-type="string">
            <text:p>Birds</text:p>
          </table:table-cell>
          <table:table-cell table:style-name="ce9" office:value-type="string">
            <text:p>Frogs</text:p>
          </table:table-cell>
          <table:table-cell table:style-name="ce10" office:value-type="string">
            <text:p>Spiders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>
            <text:p>Year 2000</text:p>
          </table:table-cell>
          <table:table-cell table:style-name="ce5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10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Year 2005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0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Year 2010</text:p>
          </table:table-cell>
          <table:table-cell table:style-name="ce5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Shortcode Call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Fast &amp; Eas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[jsChart type='simpleline' table="mypets4" ]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>
            <text:p>After copy&amp;paste you need to add only: id=”mypets4” to the &lt;table&gt; tag on WP side</text:p>
          </table:table-cell>
          <table:table-cell table:number-columns-repeated="1022"/>
        </table:table-row>
      </table:table>
      <table:table table:name="Multi Dim 2" table:style-name="ta1" table:print="false">
        <table:table-column table:style-name="co1" table:number-columns-repeated="1023" table:default-cell-style-name="Default"/>
        <table:table-row table:style-name="ro1">
          <table:table-cell table:style-name="ce3" table:number-columns-repeated="1023"/>
        </table:table-row>
        <table:table-row table:style-name="ro1">
          <table:table-cell table:style-name="ce3"/>
          <table:table-cell table:style-name="ce11" office:value-type="string">
            <text:p>Year 2000</text:p>
          </table:table-cell>
          <table:table-cell table:style-name="ce11" office:value-type="string">
            <text:p>Year 2005</text:p>
          </table:table-cell>
          <table:table-cell table:style-name="ce11" office:value-type="string">
            <text:p>Year 2010</text:p>
          </table:table-cell>
          <table:table-cell table:style-name="ce11" office:value-type="string">
            <text:p>Year 2012</text:p>
          </table:table-cell>
          <table:table-cell table:style-name="ce11" office:value-type="string">
            <text:p>Year 2014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>
            <text:p>Cats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ows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irds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Shortcode Call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Fast &amp; Eas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[jsChart type='simpleline' table="mypets4" ]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More Contro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jsChart type='simpleline' class='{id:"mypets4", bgcolor:"#FFFF99,#FF9900,#CCFF00,#000066,#66FFFF", titlecolor:"#66CC99", seriescolor=”#DDDDDD”}']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>
            <text:p>After copy&amp;paste you need to add only: id=”mypets4” to the &lt;table&gt; tag on WP side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27.08.2014</text:date>, <text:time>08:02:4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ni Santara</meta:initial-creator>
    <meta:creation-date>2014-08-24T06:06:47.80</meta:creation-date>
    <dc:date>2014-08-27T08:02:42.64</dc:date>
    <dc:creator>Jouni Santara</dc:creator>
    <meta:editing-duration>P2DT2H27S</meta:editing-duration>
    <meta:editing-cycles>15</meta:editing-cycles>
    <meta:generator>OpenOffice/4.0.0$Win32 OpenOffice.org_project/400m3$Build-9702</meta:generator>
    <meta:document-statistic meta:table-count="4" meta:cell-count="70" meta:object-count="0"/>
  </office:meta>
</office:document-meta>
</file>